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4">
      <number:day/>
      <number:text>-</number:text>
      <number:month number:textual="true"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day/>
      <number:text>-</number:text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29">
      <number:month number:textual="true"/>
      <number:text>-</number:text>
      <number:year/>
    </number:dat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 number:decimal-places="1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3">
      <number:hours/>
      <number:text>:</number:text>
      <number:minutes number:style="long"/>
    </number:tim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9:26:50.1253787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5T09:31:16.709248631</dc:date>
    <dc:creator>Jesus Castagnetto</dc:creator>
    <meta:editing-duration>P10DT5H7M42S</meta:editing-duration>
    <meta:editing-cycles>929</meta:editing-cycles>
    <meta:generator>LibreOffice/7.3.0.3$Linux_X86_64 LibreOffice_project/30$Build-3</meta:generator>
    <meta:document-statistic meta:table-count="1" meta:cell-count="7126" meta:object-count="0"/>
  </office:meta>
</office:document-meta>
</file>